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b860" officeooo:paragraph-rsid="0014b860"/>
    </style:style>
    <style:style style:name="P2" style:family="paragraph" style:parent-style-name="Standard">
      <style:paragraph-properties fo:text-align="justify" style:justify-single-word="false"/>
      <style:text-properties officeooo:rsid="0014d1c3" officeooo:paragraph-rsid="0014d1c3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710fb" officeooo:paragraph-rsid="001710fb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7a961" officeooo:paragraph-rsid="0017a961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19356a" officeooo:paragraph-rsid="0019356a" style:font-style-asian="italic" style:font-style-complex="italic"/>
    </style:style>
    <style:style style:name="P6" style:family="paragraph" style:parent-style-name="Standard" style:list-style-name="L3">
      <style:paragraph-properties fo:text-align="justify" style:justify-single-word="false"/>
      <style:text-properties fo:font-style="normal" officeooo:rsid="00192dcc" officeooo:paragraph-rsid="00192dcc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92dcc" officeooo:paragraph-rsid="00192dcc" style:font-style-asian="normal" style:font-style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fo:font-style="normal" officeooo:rsid="00192dcc" officeooo:paragraph-rsid="00192dcc" style:font-style-asian="normal" style:font-style-complex="normal"/>
    </style:style>
    <style:style style:name="P9" style:family="paragraph" style:parent-style-name="Standard" style:list-style-name="L5">
      <style:paragraph-properties fo:text-align="justify" style:justify-single-word="false"/>
      <style:text-properties fo:font-style="normal" officeooo:rsid="0019356a" officeooo:paragraph-rsid="0019356a" style:font-style-asian="normal" style:font-style-complex="normal"/>
    </style:style>
    <style:style style:name="T1" style:family="text">
      <style:text-properties officeooo:rsid="0014d1c3"/>
    </style:style>
    <style:style style:name="T2" style:family="text">
      <style:text-properties officeooo:rsid="0015e34b"/>
    </style:style>
    <style:style style:name="T3" style:family="text">
      <style:text-properties officeooo:rsid="00192dc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room Management System</text:p>
      <text:p text:style-name="P1"/>
      <text:p text:style-name="P4">Einleitung: Motivation</text:p>
      <text:p text:style-name="P1"/>
      <text:p text:style-name="P1">Wir kennen es alle aus der Schulzeit: Noten zur Einschätzung der mündlichen Mitarbeit sind nicht immer nachvollziehbar und die Bewertung wirkt häufig unfair. Es entsteht oft der Eindruck, dass die persönliche Sympathie zwischen Lehrer*<text:span text:style-name="T2">innen</text:span> und Schüler*<text:span text:style-name="T2">innen</text:span> eine zu große Rolle spielte und objektive Faktoren wie Qualität und Quantität der Meldungen zu wenig in die Bewertung einfließen.</text:p>
      <text:p text:style-name="P1">In den nächsten Jahren wird <text:span text:style-name="T1">sich dieses Problem weiter verschärfen, denn auf absehbare Zeit wird es weiter zu wenige Lehrkräfte in Deutschland geben. Bei steigender Klassengröße von inzwischen teils 30 Schüler*</text:span><text:span text:style-name="T2">innen</text:span><text:span text:style-name="T1"> pro Klasse kann man den Lehrer*</text:span><text:span text:style-name="T2">innen</text:span><text:span text:style-name="T1"> bei alledem kaum einen Vorwurf machen.</text:span></text:p>
      <text:p text:style-name="P2">Unser Produkt setzt an genau dieser Stelle an: Wir unterstützen Lehrer*<text:span text:style-name="T2">innen</text:span> dabei, während des Unterrichts Meldungen und Gespräche der Schüler*<text:span text:style-name="T2">innen</text:span> mitzuschreiben und helfen ihnen so dabei, die mündlichen Notenvergabe <text:span text:style-name="T2">faktenbasiert </text:span>und damit nachvollziehbarer zu machen. Mit unserem Produkt sind Lehrer*<text:span text:style-name="T2">innen</text:span> in der Lage, <text:span text:style-name="T2">den Unterricht einfach und ohne Anstrengung zu protokollieren. Dabei können jederzeit Statistiken über einzelne Schüler*innne angezeigt werden. Gehen einzelne Schüler*innen im Unterrichtsgeschehen unter, gibt unser Produkt der Lehrkraft einen Hinweis und sie kann diese Personen besonders unterstützen.</text:span></text:p>
      <text:p text:style-name="P2"/>
      <text:p text:style-name="P4">Überblick über einige wichtige Features, Auswahl aus:</text:p>
      <text:p text:style-name="P4"/>
      <text:list xml:id="list721320786" text:style-name="L2">
        <text:list-item>
          <text:p text:style-name="P3">Anmeldesystem für Lehrer*innen</text:p>
        </text:list-item>
        <text:list-item>
          <text:p text:style-name="P3">Schülerprofile anlegen</text:p>
        </text:list-item>
        <text:list-item>
          <text:p text:style-name="P3">Kurse anlegen</text:p>
        </text:list-item>
        <text:list-item>
          <text:p text:style-name="P3">Interaktionen graphisch erfassen und kategorisieren</text:p>
        </text:list-item>
        <text:list-item>
          <text:p text:style-name="P3">Statistiken über Schüler*innen und ganze Kurse</text:p>
        </text:list-item>
        <text:list-item>
          <text:p text:style-name="P3">Serverseitige Speicherung, ohne Internetzugang nutzbar</text:p>
        </text:list-item>
        <text:list-item>
          <text:p text:style-name="P3">einfach benutzbar, <text:span text:style-name="T3">keine Vorkenntnisse nötig</text:span></text:p>
        </text:list-item>
      </text:list>
      <text:p text:style-name="P2"/>
      <text:p text:style-name="P4">Rahmenbedingungen:</text:p>
      <text:list xml:id="list3300312963" text:style-name="L4">
        <text:list-item>
          <text:p text:style-name="P8">Nutzbar für alle Lehrer*innen ohne größere Einarbeitung</text:p>
        </text:list-item>
      </text:list>
      <text:list xml:id="list1318136299" text:style-name="L3">
        <text:list-item>
          <text:p text:style-name="P6">mobiles Gerät, min. alle 30 Tage mit Internetzugang</text:p>
        </text:list-item>
        <text:list-item>
          <text:p text:style-name="P6">&gt; 100MB freier Speicher</text:p>
        </text:list-item>
      </text:list>
      <text:p text:style-name="P7"/>
      <text:p text:style-name="P5">Testfallszenario:</text:p>
      <text:list xml:id="list1953082884" text:style-name="L5">
        <text:list-item>
          <text:p text:style-name="P9">Szenario 2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9:41:53.735264035</meta:creation-date>
    <dc:date>2022-11-29T10:39:43.786065533</dc:date>
    <meta:editing-duration>PT26M5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53" meta:character-count="1852" meta:non-whitespace-character-count="1629"/>
  </office:meta>
</office:document-meta>
</file>